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eeeeee" draw:textarea-horizontal-align="justify" draw:textarea-vertical-align="middle" draw:auto-grow-height="false" fo:min-height="14.55cm" fo:min-width="2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1cm"/>
    </style:style>
    <style:style style:name="gr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288cm"/>
    </style:style>
    <style:style style:name="gr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393cm"/>
    </style:style>
    <style:style style:name="gr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499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1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867cm"/>
    </style:style>
    <style:style style:name="gr1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6.3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54cm"/>
    </style:style>
    <style:style style:name="gr1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14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13cm"/>
    </style:style>
    <style:style style:name="gr16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67cm"/>
    </style:style>
    <style:style style:name="gr18" style:family="graphic" style:parent-style-name="standard">
      <style:graphic-properties draw:stroke="none" svg:stroke-color="#cccccc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25cm" fo:min-width="2.78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2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24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9" style:family="graphic" style:parent-style-name="standard">
      <style:graphic-properties draw:stroke="none" svg:stroke-color="#cccccc" draw:fill="none" draw:fill-color="#ffffff" fo:min-height="0.713cm"/>
    </style:style>
    <style:style style:name="gr30" style:family="graphic" style:parent-style-name="objectwithoutfill">
      <style:graphic-properties svg:stroke-color="#cccccc" draw:fill="none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3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31cm"/>
    </style:style>
    <style:style style:name="gr35" style:family="graphic" style:parent-style-name="standard">
      <style:graphic-properties svg:stroke-color="#dddddd"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441cm"/>
    </style:style>
    <style:style style:name="gr3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4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7.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4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4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3.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299cm"/>
    </style:style>
    <style:style style:name="gr4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.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53" style:family="graphic" style:parent-style-name="standard">
      <style:graphic-properties draw:fill-color="#eeeeee" draw:textarea-horizontal-align="justify" draw:textarea-vertical-align="middle" draw:auto-grow-height="false" fo:min-height="16.75cm" fo:min-width="24.4cm"/>
    </style:style>
    <style:style style:name="gr54" style:family="graphic" style:parent-style-name="standard">
      <style:graphic-properties draw:stroke="none" svg:stroke-color="#000000" draw:fill="none" draw:fill-color="#ffffff" fo:min-height="2.134cm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57" style:family="graphic" style:parent-style-name="standard">
      <style:graphic-properties draw:stroke="none" svg:stroke-color="#000000" draw:fill="none" draw:fill-color="#ffffff" fo:min-height="1.15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60" style:family="graphic" style:parent-style-name="standard">
      <style:graphic-properties svg:stroke-color="#dddddd" draw:fill-color="#eeeeee" draw:textarea-horizontal-align="justify" draw:textarea-vertical-align="middle" draw:auto-grow-height="false" fo:min-height="17.02cm" fo:min-width="22.2cm"/>
    </style:style>
    <style:style style:name="gr61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62" style:family="graphic" style:parent-style-name="standard">
      <style:graphic-properties draw:stroke="none" svg:stroke-color="#000000" draw:fill="none" draw:fill-color="#ffffff" fo:min-height="0.712cm"/>
    </style:style>
    <style:style style:name="gr63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64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65" style:family="graphic" style:parent-style-name="standard">
      <style:graphic-properties draw:stroke="none" svg:stroke-color="#000000" draw:fill="none" draw:fill-color="#ffffff" fo:min-height="1.623cm"/>
    </style:style>
    <style:style style:name="gr66" style:family="graphic" style:parent-style-name="standard">
      <style:graphic-properties draw:stroke="none" svg:stroke-color="#000000" draw:fill="none" draw:fill-color="#ffffff" fo:min-height="1.3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01cm"/>
    </style:style>
    <style:style style:name="gr6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4.982cm"/>
    </style:style>
    <style:style style:name="gr69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2.4cm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1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6cm"/>
    </style:style>
    <style:style style:name="gr74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75" style:family="graphic" style:parent-style-name="standard">
      <style:graphic-properties svg:stroke-color="#dddddd" draw:fill-color="#eeeeee" draw:textarea-horizontal-align="justify" draw:textarea-vertical-align="middle" draw:auto-grow-height="false" fo:min-height="15.22cm" fo:min-width="22.2cm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0.25cm" fo:min-width="0.5cm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0.825cm" fo:min-width="4.684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8.2cm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158cm"/>
    </style:style>
    <style:style style:name="gr80" style:family="graphic" style:parent-style-name="standard">
      <style:graphic-properties draw:fill-color="#dddddd" draw:textarea-horizontal-align="justify" draw:textarea-vertical-align="middle" draw:auto-grow-height="false" fo:min-height="0.27cm" fo:min-width="1.916cm"/>
    </style:style>
    <style:style style:name="gr8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9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90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91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1.7cm"/>
    </style:style>
    <style:style style:name="gr92" style:family="graphic" style:parent-style-name="standard">
      <style:graphic-properties draw:fill-color="#ffffff" draw:textarea-horizontal-align="justify" draw:textarea-vertical-align="middle" draw:auto-grow-height="false" fo:min-height="0.951cm" fo:min-width="2.201cm"/>
    </style:style>
    <style:style style:name="gr93" style:family="graphic" style:parent-style-name="standard">
      <style:graphic-properties draw:textarea-horizontal-align="justify" draw:textarea-vertical-align="middle" draw:auto-grow-height="false" fo:min-height="3.15cm" fo:min-width="3.8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8cm"/>
    </style:style>
    <style:style style:name="gr95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0.866cm"/>
    </style:style>
    <style:style style:name="gr96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0.7cm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0.45cm" fo:min-width="3.8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551cm" fo:min-width="3.8cm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451cm" fo:min-width="3.8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6.55cm" fo:min-width="12.7cm"/>
    </style:style>
    <style:style style:name="gr101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2.6cm"/>
    </style:style>
    <style:style style:name="gr102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103" style:family="graphic" style:parent-style-name="standard">
      <style:graphic-properties draw:stroke="none" svg:stroke-color="#000000" draw:fill="none" draw:fill-color="#ffffff" fo:min-height="0.937cm"/>
    </style:style>
    <style:style style:name="gr104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105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106" style:family="graphic" style:parent-style-name="standard">
      <style:graphic-properties svg:stroke-color="#9999ff" draw:fill-color="#3399ff" draw:textarea-horizontal-align="justify" draw:textarea-vertical-align="middle" draw:auto-grow-height="false" fo:min-height="1.258cm" fo:min-width="4.738cm"/>
    </style:style>
    <style:style style:name="gr107" style:family="graphic" style:parent-style-name="standard">
      <style:graphic-properties draw:textarea-horizontal-align="justify" draw:textarea-vertical-align="middle" draw:auto-grow-height="false" fo:min-height="1.916cm" fo:min-width="4.359cm"/>
    </style:style>
    <style:style style:name="gr108" style:family="graphic" style:parent-style-name="standard">
      <style:graphic-properties draw:textarea-horizontal-align="justify" draw:textarea-vertical-align="middle" draw:auto-grow-height="false" fo:min-height="2.006cm" fo:min-width="4.449cm"/>
    </style:style>
    <style:style style:name="gr109" style:family="graphic" style:parent-style-name="standard">
      <style:graphic-properties draw:textarea-horizontal-align="justify" draw:textarea-vertical-align="middle" draw:auto-grow-height="false" fo:min-height="1.946cm" fo:min-width="4.164cm"/>
    </style:style>
    <style:style style:name="gr110" style:family="graphic" style:parent-style-name="standard">
      <style:graphic-properties draw:textarea-horizontal-align="justify" draw:textarea-vertical-align="middle" draw:auto-grow-height="false" fo:min-height="1.946cm" fo:min-width="4.2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color="#ff3333"/>
    </style:style>
    <style:style style:name="P7" style:family="paragraph">
      <style:text-properties fo:color="#ff3333" fo:font-size="18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color="#ff3333"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1cm" svg:height="0.958cm" svg:x="6.193cm" svg:y="8.697cm">
            <draw:text-box>
              <text:p><text:span text:style-name="T1">CNPJ: *</text:span></text:p>
            </draw:text-box>
          </draw:frame>
          <draw:custom-shape draw:style-name="gr3" draw:text-style-name="P1" draw:layer="layout" svg:width="1.788cm" svg:height="0.904cm" svg:x="8.718cm" svg:y="8.6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93cm" svg:height="0.904cm" svg:x="10.717cm" svg:y="8.6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999cm" svg:height="0.904cm" svg:x="12.82cm" svg:y="8.6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157cm" svg:height="0.904cm" svg:x="17.133cm" svg:y="8.697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702cm" svg:height="0.958cm" svg:x="6.193cm" svg:y="7.228cm">
              <draw:text-box>
                <text:p><text:span text:style-name="T1">Nome: * </text:span></text:p>
              </draw:text-box>
            </draw:frame>
            <draw:custom-shape draw:style-name="gr8" draw:text-style-name="P1" draw:layer="layout" svg:width="15.568cm" svg:height="0.904cm" svg:x="8.613cm" svg:y="7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6.193cm" svg:y="12.199cm">
            <draw:text-box>
              <text:p><text:span text:style-name="T1">Telefone: *</text:span></text:p>
            </draw:text-box>
          </draw:frame>
          <draw:custom-shape draw:style-name="gr10" draw:text-style-name="P1" draw:layer="layout" svg:width="1.367cm" svg:height="0.904cm" svg:x="9.244cm" svg:y="12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.837cm" svg:height="0.904cm" svg:x="10.822cm" svg:y="12.31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6.234cm" svg:y="10.505cm">
            <draw:text-box>
              <text:p><text:span text:style-name="T1">Endereço: *</text:span></text:p>
            </draw:text-box>
          </draw:frame>
          <draw:custom-shape draw:style-name="gr13" draw:text-style-name="P1" draw:layer="layout" svg:width="14.726cm" svg:height="0.903cm" svg:x="9.77cm" svg:y="10.5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1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1" draw:layer="layout" svg:width="8.001cm" svg:height="1.673cm" svg:x="11.7cm" svg:y="4.927cm">
            <draw:text-box>
              <text:p text:style-name="P1">Cadastro de Empresa</text:p>
            </draw:text-box>
          </draw:frame>
          <draw:custom-shape draw:style-name="gr5" draw:text-style-name="P1" draw:layer="layout" svg:width="1.999cm" svg:height="0.904cm" svg:x="14.924cm" svg:y="8.6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cm">
          <draw:text-box>
            <text:p>1. Tela de cadastro de Empresa</text:p>
          </draw:text-box>
        </draw:frame>
        <draw:custom-shape draw:name="Forma2" draw:style-name="gr20" draw:text-style-name="P3" draw:layer="layout" svg:width="3.4cm" svg:height="1.191cm" svg:x="21.3cm" svg:y="15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3" draw:layer="layout" svg:width="3.7cm" svg:height="1.191cm" svg:x="17.4cm" svg:y="15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g>
          <draw:custom-shape draw:style-name="gr22" draw:text-style-name="P1" draw:layer="layout" svg:width="21.2cm" svg:height="13.1cm" svg:x="4.56cm" svg:y="2.722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2.06cm" svg:height="0.848cm" svg:x="5.86cm" svg:y="7.622cm">
            <draw:text-box>
              <text:p><text:span text:style-name="T1">CPF: *</text:span></text:p>
            </draw:text-box>
          </draw:frame>
          <draw:custom-shape draw:style-name="gr24" draw:text-style-name="P1" draw:layer="layout" svg:width="2cm" svg:height="0.8cm" svg:x="9.2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cm" svg:height="0.8cm" svg:x="11.6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9cm" svg:height="0.8cm" svg:x="13.7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1cm" svg:height="0.8cm" svg:x="15.96cm" svg:y="7.622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2" draw:layer="layout" svg:width="2.6cm" svg:height="0.848cm" svg:x="5.86cm" svg:y="6.522cm">
              <draw:text-box>
                <text:p><text:span text:style-name="T1">Nome: *</text:span></text:p>
              </draw:text-box>
            </draw:frame>
            <draw:custom-shape draw:style-name="gr26" draw:text-style-name="P1" draw:layer="layout" svg:width="14cm" svg:height="0.8cm" svg:x="9.26cm" svg:y="6.52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7" draw:text-style-name="P2" draw:layer="layout" svg:width="3.025cm" svg:height="0.848cm" svg:x="5.86cm" svg:y="10.922cm">
            <draw:text-box>
              <text:p><text:span text:style-name="T1">Telefone: *</text:span></text:p>
            </draw:text-box>
          </draw:frame>
          <draw:custom-shape draw:style-name="gr24" draw:text-style-name="P1" draw:layer="layout" svg:width="1.3cm" svg:height="0.8cm" svg:x="9.26cm" svg:y="10.9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.5cm" svg:height="0.8cm" svg:x="11.161cm" svg:y="10.853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" draw:layer="layout" svg:width="3.283cm" svg:height="0.848cm" svg:x="5.899cm" svg:y="9.822cm">
            <draw:text-box>
              <text:p><text:span text:style-name="T1">Endereço: *</text:span></text:p>
            </draw:text-box>
          </draw:frame>
          <draw:custom-shape draw:style-name="gr26" draw:text-style-name="P1" draw:layer="layout" svg:width="14cm" svg:height="0.8cm" svg:x="9.26cm" svg:y="9.822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" draw:layer="layout" svg:width="7.94cm" svg:height="0.963cm" svg:x="11.46cm" svg:y="4.559cm">
            <draw:text-box>
              <text:p text:style-name="P1">Cadastro do Funcionário</text:p>
            </draw:text-box>
          </draw:frame>
          <draw:line draw:style-name="gr30" draw:text-style-name="P1" draw:layer="layout" svg:x1="11.16cm" svg:y1="5.722cm" svg:x2="19.76cm" svg:y2="5.722cm">
            <text:p/>
          </draw:line>
          <draw:frame draw:style-name="gr31" draw:text-style-name="P2" draw:layer="layout" svg:width="2.454cm" svg:height="0.848cm" svg:x="5.9cm" svg:y="8.722cm">
            <draw:text-box>
              <text:p><text:span text:style-name="T1">Cargo: *</text:span></text:p>
            </draw:text-box>
          </draw:frame>
          <draw:custom-shape draw:style-name="gr32" draw:text-style-name="P1" draw:layer="layout" svg:width="14.001cm" svg:height="0.8cm" svg:x="9.26cm" svg:y="8.722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2" draw:layer="layout" svg:width="2.661cm" svg:height="0.848cm" svg:x="5.9cm" svg:y="12.022cm">
            <draw:text-box>
              <text:p><text:span text:style-name="T1">Salário: *</text:span></text:p>
            </draw:text-box>
          </draw:frame>
          <draw:custom-shape draw:style-name="gr24" draw:text-style-name="P1" draw:layer="layout" svg:width="4.399cm" svg:height="0.8cm" svg:x="9.261cm" svg:y="12.022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2" draw:layer="layout" svg:width="3.131cm" svg:height="0.848cm" svg:x="5.9cm" svg:y="13.122cm">
            <draw:text-box>
              <text:p><text:span text:style-name="T1">Empresa: *</text:span></text:p>
            </draw:text-box>
          </draw:frame>
          <draw:custom-shape draw:style-name="gr24" draw:text-style-name="P1" draw:layer="layout" svg:width="4.399cm" svg:height="0.8cm" svg:x="9.26cm" svg:y="13.1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8cm" svg:x="12.76cm" svg:y="13.12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7cm" svg:height="0.7cm" svg:x="12.86cm" svg:y="13.222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89.85024958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layer="layout" svg:width="12.4cm" svg:height="1.673cm" svg:x="4.3cm" svg:y="1.701cm">
          <draw:text-box>
            <text:p>2. Tela de cadastro de Funcionário </text:p>
          </draw:text-box>
        </draw:frame>
        <draw:custom-shape draw:name="Forma2" draw:style-name="gr36" draw:text-style-name="P3" draw:layer="layout" svg:width="3.3cm" svg:height="1.191cm" svg:x="16.8cm" svg:y="13.5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36" draw:text-style-name="P3" draw:layer="layout" svg:width="3.3cm" svg:height="1.191cm" svg:x="20.4cm" svg:y="13.5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g>
          <draw:custom-shape draw:style-name="gr22" draw:text-style-name="P1" draw:layer="layout" svg:width="21.2cm" svg:height="13.1cm" svg:x="5.365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37" draw:text-style-name="P2" draw:layer="layout" svg:width="3.5cm" svg:height="1.445cm" svg:x="5.865cm" svg:y="6.8cm">
              <draw:text-box>
                <text:p><text:span text:style-name="T1">Descrição: * <text:s text:c="3"/></text:span></text:p>
              </draw:text-box>
            </draw:frame>
            <draw:custom-shape draw:style-name="gr38" draw:text-style-name="P1" draw:layer="layout" svg:width="13.5cm" svg:height="0.8cm" svg:x="9.069cm" svg:y="6.7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9" draw:text-style-name="P2" draw:layer="layout" svg:width="2.8cm" svg:height="0.848cm" svg:x="5.865cm" svg:y="11.2cm">
            <draw:text-box>
              <text:p><text:span text:style-name="T1">Bairro: </text:span></text:p>
            </draw:text-box>
          </draw:frame>
          <draw:custom-shape draw:style-name="gr40" draw:text-style-name="P1" draw:layer="layout" svg:width="7.9cm" svg:height="0.8cm" svg:x="9.065cm" svg:y="11.2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" draw:layer="layout" svg:width="2.961cm" svg:height="0.848cm" svg:x="5.904cm" svg:y="10.1cm">
            <draw:text-box>
              <text:p><text:span text:style-name="T1">Cidade: * <text:s/></text:span></text:p>
            </draw:text-box>
          </draw:frame>
          <draw:frame draw:style-name="gr29" draw:text-style-name="P1" draw:layer="layout" svg:width="8.8cm" svg:height="0.963cm" svg:x="11.065cm" svg:y="4.837cm">
            <draw:text-box>
              <text:p text:style-name="P1">Cadastro de Obra ou Serviço</text:p>
            </draw:text-box>
          </draw:frame>
          <draw:line draw:style-name="gr30" draw:text-style-name="P1" draw:layer="layout" svg:x1="11.165cm" svg:y1="6cm" svg:x2="19.765cm" svg:y2="6cm">
            <text:p/>
          </draw:line>
          <draw:frame draw:style-name="gr42" draw:text-style-name="P2" draw:layer="layout" svg:width="3.465cm" svg:height="0.848cm" svg:x="5.905cm" svg:y="7.9cm">
            <draw:text-box>
              <text:p><text:span text:style-name="T1">Localização:</text:span></text:p>
            </draw:text-box>
          </draw:frame>
          <draw:frame draw:style-name="gr43" draw:text-style-name="P2" draw:layer="layout" svg:width="2.26cm" svg:height="0.848cm" svg:x="5.905cm" svg:y="12.3cm">
            <draw:text-box>
              <text:p><text:span text:style-name="T1">Rua: </text:span></text:p>
            </draw:text-box>
          </draw:frame>
          <draw:custom-shape draw:style-name="gr44" draw:text-style-name="P1" draw:layer="layout" svg:width="14.1cm" svg:height="0.8cm" svg:x="9.065cm" svg:y="12.3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2" draw:layer="layout" svg:width="2.96cm" svg:height="0.848cm" svg:x="5.905cm" svg:y="13.4cm">
            <draw:text-box>
              <text:p><text:span text:style-name="T1">Cliente: *</text:span></text:p>
            </draw:text-box>
          </draw:frame>
          <draw:custom-shape draw:style-name="gr46" draw:text-style-name="P1" draw:layer="layout" svg:width="4.2cm" svg:height="0.8cm" svg:x="9.0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8cm" svg:x="12.3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407cm" svg:height="0.394cm" draw:transform="rotate (0.785398163397448) translate (12.45cm 13.70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47" draw:text-style-name="P2" draw:layer="layout" svg:width="2.799cm" svg:height="0.848cm" svg:x="5.866cm" svg:y="9cm">
            <draw:text-box>
              <text:p><text:span text:style-name="T1">Estado: *</text:span></text:p>
            </draw:text-box>
          </draw:frame>
          <draw:path draw:style-name="gr24" draw:text-style-name="P1" draw:layer="layout" svg:width="3.999cm" svg:height="0.799cm" svg:x="9.065cm" svg:y="10.1cm" svg:viewBox="0 0 4000 800" svg:d="M0 800v-800h4000v800zM3400 800v-800h600v800zM3977 345l-568-10 289 289zM3977 345zM3409 336z">
            <text:p/>
          </draw:path>
          <draw:path draw:style-name="gr48" draw:text-style-name="P1" draw:layer="layout" svg:width="2.199cm" svg:height="0.799cm" svg:x="9.065cm" svg:y="8.9cm" svg:viewBox="0 0 2200 800" svg:d="M0 800v-800h2200v800zM1600 800v-800h600v800zM2177 345l-568-10 289 289zM2177 345zM1609 336z">
            <text:p/>
          </draw:path>
          <draw:frame draw:style-name="gr49" draw:text-style-name="P2" draw:layer="layout" svg:width="3.482cm" svg:height="0.848cm" svg:x="17.165cm" svg:y="11.2cm">
            <draw:text-box>
              <text:p><text:span text:style-name="T1">Número: </text:span></text:p>
            </draw:text-box>
          </draw:frame>
          <draw:custom-shape draw:style-name="gr24" draw:text-style-name="P1" draw:layer="layout" svg:width="3.4cm" svg:height="0.8cm" svg:x="20.065cm" svg:y="11.2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" draw:layer="layout" svg:width="3.956cm" svg:height="0.848cm" svg:x="13.405cm" svg:y="10.1cm">
            <draw:text-box>
              <text:p><text:span text:style-name="T1">Complemento:</text:span></text:p>
            </draw:text-box>
          </draw:frame>
          <draw:custom-shape draw:style-name="gr24" draw:text-style-name="P1" draw:layer="layout" svg:width="5.599cm" svg:height="0.8cm" svg:x="17.566cm" svg:y="10.1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01cm">
          <draw:text-box>
            <text:p>3. Tela de cadastro de Cadastro de Obras</text:p>
          </draw:text-box>
        </draw:frame>
        <draw:custom-shape draw:name="Forma2" draw:style-name="gr51" draw:text-style-name="P3" draw:layer="layout" svg:width="3cm" svg:height="1.2cm" svg:x="21cm" svg:y="15.4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7.9cm" svg:y="15.4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53" draw:text-style-name="P1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54" draw:text-style-name="P4" draw:layer="layout" svg:width="12.4cm" svg:height="2.384cm" svg:x="3.5cm" svg:y="1.116cm">
          <draw:text-box>
            <text:p><text:span text:style-name="T3">4 . Gerenciar Materiais de Construção</text:span></text:p>
            <text:p><text:span text:style-name="T3"/></text:p>
            <text:p><text:span text:style-name="T3"/></text:p>
          </draw:text-box>
        </draw:frame>
        <draw:custom-shape draw:style-name="gr55" draw:text-style-name="P1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5.908cm" svg:height="0.962cm" svg:x="10.7cm" svg:y="3cm">
          <draw:text-box>
            <text:p><text:span text:style-name="T3">Cadastrar Material</text:span></text:p>
          </draw:text-box>
        </draw:frame>
        <draw:frame draw:style-name="gr57" draw:text-style-name="P4" draw:layer="layout" svg:width="3.8cm" svg:height="1.4cm" svg:x="4.9cm" svg:y="7.6cm">
          <draw:text-box>
            <text:p><text:span text:style-name="T3">Nome : *</text:span></text:p>
          </draw:text-box>
        </draw:frame>
        <draw:custom-shape draw:name="Forma2" draw:style-name="gr52" draw:text-style-name="P3" draw:layer="layout" svg:width="2.7cm" svg:height="1.191cm" svg:x="20.3cm" svg:y="17.9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8" draw:text-style-name="P3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7cm" svg:y="18.0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" draw:layer="layout" svg:width="4.5cm" svg:height="1.673cm" svg:x="4.6cm" svg:y="10.4cm">
          <draw:text-box>
            <text:p><text:span text:style-name="T3">Descrição : *</text:span></text:p>
          </draw:text-box>
        </draw:frame>
        <draw:custom-shape draw:name="Forma2" draw:style-name="gr59" draw:text-style-name="P3" draw:layer="layout" svg:width="7.1cm" svg:height="1.191cm" svg:x="9.1cm" svg:y="10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54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60" draw:text-style-name="P1" draw:layer="layout" svg:width="22.7cm" svg:height="17.27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2.6cm" svg:height="1.5cm" svg:x="1.2cm" svg:y="2.5cm">
          <text:p/>
          <draw:enhanced-geometry svg:viewBox="0 0 21600 21600" draw:type="rectangle" draw:enhanced-path="M 0 0 L 21600 0 21600 21600 0 21600 0 0 Z N"/>
        </draw:custom-shape>
        <draw:frame draw:style-name="gr56" draw:layer="layout" svg:width="5.908cm" svg:height="0.962cm" svg:x="10.7cm" svg:y="3cm">
          <draw:text-box>
            <text:p>Cadastrar Cliente</text:p>
          </draw:text-box>
        </draw:frame>
        <draw:frame draw:style-name="gr57" draw:layer="layout" svg:width="3.8cm" svg:height="1.4cm" svg:x="4cm" svg:y="4.9cm">
          <draw:text-box>
            <text:p>Nome : *</text:p>
          </draw:text-box>
        </draw:frame>
        <draw:custom-shape draw:name="Forma2" draw:style-name="gr52" draw:text-style-name="P3" draw:layer="layout" svg:width="2.7cm" svg:height="1.191cm" svg:x="20.3cm" svg:y="17.9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layer="layout" svg:width="4.7cm" svg:height="0.962cm" svg:x="16.7cm" svg:y="7.138cm">
          <draw:text-box>
            <text:p>Pessoa Fisica</text:p>
          </draw:text-box>
        </draw:frame>
        <draw:custom-shape draw:style-name="gr63" draw:text-style-name="P1" draw:layer="layout" svg:width="0.821cm" svg:height="0.716cm" svg:x="14.779cm" svg:y="9.1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4" draw:text-style-name="P1" draw:layer="layout" svg:width="0.8cm" svg:height="0.7cm" svg:x="14.9cm" svg:y="7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5" draw:layer="layout" svg:width="5.5cm" svg:height="1.873cm" svg:x="16.4cm" svg:y="9.027cm">
          <draw:text-box>
            <text:p>Pessoa Juridica</text:p>
          </draw:text-box>
        </draw:frame>
        <draw:custom-shape draw:name="Forma2" draw:style-name="gr58" draw:text-style-name="P3" draw:layer="layout" svg:width="15.609cm" svg:height="1.191cm" svg:x="6.9cm" svg:y="4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7cm" svg:y="18.0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layer="layout" svg:width="3.8cm" svg:height="1.4cm" svg:x="3.9cm" svg:y="7.2cm">
          <draw:text-box>
            <text:p>CPF : *</text:p>
          </draw:text-box>
        </draw:frame>
        <draw:frame draw:style-name="gr57" draw:layer="layout" svg:width="3.8cm" svg:height="1.4cm" svg:x="3.6cm" svg:y="9.3cm">
          <draw:text-box>
            <text:p>CNPJ : *</text:p>
          </draw:text-box>
        </draw:frame>
        <draw:custom-shape draw:name="Forma2" draw:style-name="gr59" draw:text-style-name="P3" draw:layer="layout" svg:width="7.1cm" svg:height="1.191cm" svg:x="6.9cm" svg:y="7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9" draw:text-style-name="P3" draw:layer="layout" svg:width="7.1cm" svg:height="1.191cm" svg:x="7.1cm" svg:y="8.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4cm" svg:height="1.673cm" svg:x="2.8cm" svg:y="13.327cm">
          <draw:text-box>
            <text:p>Endereço : *</text:p>
          </draw:text-box>
        </draw:frame>
        <draw:custom-shape draw:name="Forma2" draw:style-name="gr58" draw:text-style-name="P3" draw:layer="layout" svg:width="15.609cm" svg:height="1.191cm" svg:x="7.09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layer="layout" svg:width="4cm" svg:height="1.573cm" svg:x="3cm" svg:y="11.327cm">
          <draw:text-box>
            <text:p>Telefone : *</text:p>
          </draw:text-box>
        </draw:frame>
        <draw:custom-shape draw:name="Forma2" draw:style-name="gr59" draw:text-style-name="P3" draw:layer="layout" svg:width="7.1cm" svg:height="1.191cm" svg:x="7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" draw:layer="layout" svg:width="2.51cm" svg:height="0.955cm" svg:x="6.593cm" svg:y="9.6cm">
            <draw:text-box>
              <text:p><text:span text:style-name="T1">E-mail: *</text:span></text:p>
            </draw:text-box>
          </draw:frame>
          <draw:g>
            <draw:frame draw:style-name="gr7" draw:text-style-name="P2" draw:layer="layout" svg:width="2.702cm" svg:height="0.958cm" svg:x="6.693cm" svg:y="8.128cm">
              <draw:text-box>
                <text:p><text:span text:style-name="T1">Nome: * </text:span></text:p>
              </draw:text-box>
            </draw:frame>
            <draw:custom-shape draw:style-name="gr8" draw:text-style-name="P1" draw:layer="layout" svg:width="15.568cm" svg:height="0.904cm" svg:x="9.113cm" svg:y="8.1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5.9cm" svg:y="12.342cm">
            <draw:text-box>
              <text:p><text:span text:style-name="T1">Telefone: *</text:span></text:p>
            </draw:text-box>
          </draw:frame>
          <draw:custom-shape draw:style-name="gr10" draw:text-style-name="P1" draw:layer="layout" svg:width="1.367cm" svg:height="0.904cm" svg:x="9.133cm" svg:y="12.3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.837cm" svg:height="0.904cm" svg:x="10.6cm" svg:y="12.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5.846cm" svg:y="11.142cm">
            <draw:text-box>
              <text:p><text:span text:style-name="T1">Endereço: *</text:span></text:p>
            </draw:text-box>
          </draw:frame>
          <draw:custom-shape draw:style-name="gr13" draw:text-style-name="P1" draw:layer="layout" svg:width="14.726cm" svg:height="0.903cm" svg:x="9.17cm" svg:y="11.0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1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1" draw:layer="layout" svg:width="8.301cm" svg:height="1.673cm" svg:x="11.299cm" svg:y="5.627cm">
            <draw:text-box>
              <text:p text:style-name="P1">Cadastro de Fornecedor</text:p>
            </draw:text-box>
          </draw:frame>
          <draw:custom-shape draw:style-name="gr68" draw:text-style-name="P1" draw:layer="layout" svg:width="15.6cm" svg:height="0.904cm" svg:x="9.1cm" svg:y="9.5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cm">
          <draw:text-box>
            <text:p>6. Tela de cadastro de Fornecedor</text:p>
          </draw:text-box>
        </draw:frame>
        <draw:custom-shape draw:name="Forma2" draw:style-name="gr20" draw:text-style-name="P3" draw:layer="layout" svg:width="3.4cm" svg:height="1.191cm" svg:x="21.3cm" svg:y="15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3" draw:layer="layout" svg:width="3.7cm" svg:height="1.191cm" svg:x="17.4cm" svg:y="15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7 . Registro de pedidos</text:span></text:p>
          </draw:text-box>
        </draw:frame>
        <draw:custom-shape draw:style-name="gr69" draw:text-style-name="P1" draw:layer="layout" svg:width="22.7cm" svg:height="11.6cm" svg:x="3.2cm" svg:y="4.0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5.535cm" svg:height="0.962cm" svg:x="11.326cm" svg:y="4.469cm">
          <draw:text-box>
            <text:p><text:span text:style-name="T3">Registrar Pedidos</text:span></text:p>
          </draw:text-box>
        </draw:frame>
        <draw:custom-shape draw:style-name="gr71" draw:text-style-name="P5" draw:layer="layout" svg:width="12.9cm" svg:height="1.5cm" svg:x="9.1cm" svg:y="7.2cm">
          <text:p text:style-name="P1"><text:span text:style-name="T3">Selecionar Material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3.8cm" svg:height="1.4cm" svg:x="4.9cm" svg:y="7.2cm">
          <draw:text-box>
            <text:p><text:span text:style-name="T3">Nome : *</text:span></text:p>
          </draw:text-box>
        </draw:frame>
        <draw:frame draw:style-name="gr19" draw:text-style-name="P4" draw:layer="layout" svg:width="4.7cm" svg:height="1.673cm" svg:x="4.1cm" svg:y="9.9cm">
          <draw:text-box>
            <text:p><text:span text:style-name="T3">Quantidade : *</text:span></text:p>
          </draw:text-box>
        </draw:frame>
        <draw:g>
          <draw:custom-shape draw:style-name="gr72" draw:text-style-name="P1" draw:layer="layout" svg:width="3.6cm" svg:height="1.5cm" svg:x="9cm" svg:y="9.8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1" draw:layer="layout" svg:width="1.1cm" svg:height="1.5cm" svg:x="11.5cm" svg:y="9.8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" draw:layer="layout" svg:width="1cm" svg:height="0.6cm" svg:x="11.5cm" svg:y="10.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52" draw:text-style-name="P3" draw:layer="layout" svg:width="2.7cm" svg:height="1.191cm" svg:x="18.3cm" svg:y="14.2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21.9cm" svg:y="14.1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3.9cm" svg:y="10.1cm">
          <text:p text:style-name="P1"><text:span text:style-name="T2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1.1cm" svg:height="1.5cm" svg:x="20.9cm" svg:y="7.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cm" svg:height="0.6cm" svg:x="21cm" svg:y="7.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8 . Gerenciar Trabalhos</text:span></text:p>
          </draw:text-box>
        </draw:frame>
        <draw:custom-shape draw:style-name="gr75" draw:text-style-name="P1" draw:layer="layout" svg:width="22.7cm" svg:height="15.47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2.6cm" svg:height="1.5cm" svg:x="2.8cm" svg:y="3.6cm">
          <text:p/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5.908cm" svg:height="0.962cm" svg:x="11.3cm" svg:y="3.938cm">
          <draw:text-box>
            <text:p><text:span text:style-name="T3">Gerenciar Trabalho</text:span></text:p>
          </draw:text-box>
        </draw:frame>
        <draw:custom-shape draw:style-name="gr71" draw:text-style-name="P5" draw:layer="layout" svg:width="12.9cm" svg:height="1.5cm" svg:x="8.1cm" svg:y="6.4cm">
          <text:p text:style-name="P1"><text:span text:style-name="T3">Selecionar Trabalho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3.8cm" svg:height="1.4cm" svg:x="4.3cm" svg:y="6.5cm">
          <draw:text-box>
            <text:p><text:span text:style-name="T3">Nome : *</text:span></text:p>
          </draw:text-box>
        </draw:frame>
        <draw:frame draw:style-name="gr19" draw:text-style-name="P4" draw:layer="layout" svg:width="4.7cm" svg:height="1.673cm" svg:x="4.1cm" svg:y="9.9cm">
          <draw:text-box>
            <text:p><text:span text:style-name="T3">Data inicio : *</text:span></text:p>
          </draw:text-box>
        </draw:frame>
        <draw:custom-shape draw:name="Forma2" draw:style-name="gr52" draw:text-style-name="P3" draw:layer="layout" svg:width="2.7cm" svg:height="1.191cm" svg:x="18.8cm" svg:y="17.6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22.2cm" svg:y="17.7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1.1cm" svg:height="1.5cm" svg:x="19.9cm" svg:y="6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cm" svg:height="0.5cm" svg:x="20cm" svg:y="6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4" draw:layer="layout" svg:width="5.2cm" svg:height="1.673cm" svg:x="4cm" svg:y="11.5cm">
          <draw:text-box>
            <text:p><text:span text:style-name="T3">Data Termino : *</text:span></text:p>
          </draw:text-box>
        </draw:frame>
        <draw:custom-shape draw:name="Forma2" draw:style-name="gr77" draw:text-style-name="P3" draw:layer="layout" svg:width="5.3cm" svg:height="1.191cm" svg:x="9cm" svg:y="9.7cm">
          <text:p text:style-name="P1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7" draw:text-style-name="P3" draw:layer="layout" svg:width="5.3cm" svg:height="1.191cm" svg:x="9cm" svg:y="11.309cm">
          <text:p text:style-name="P1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6.5cm" svg:height="1.673cm" svg:x="4cm" svg:y="13.427cm">
          <draw:text-box>
            <text:p text:style-name="P6"><text:span text:style-name="T4">Emp Respo <text:s/>: *</text:span></text:p>
          </draw:text-box>
        </draw:frame>
        <draw:g>
          <draw:custom-shape draw:style-name="gr78" draw:text-style-name="P1" draw:layer="layout" svg:width="8.7cm" svg:height="1.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" draw:layer="layout" svg:width="2.658cm" svg:height="1.3cm" svg:x="15.042cm" svg:y="13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1" draw:layer="layout" svg:width="2.416cm" svg:height="0.52cm" svg:x="15.042cm" svg:y="13.43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4" draw:layer="layout" svg:width="4.6cm" svg:height="1.673cm" svg:x="4cm" svg:y="15.027cm">
          <draw:text-box>
            <text:p><text:span text:style-name="T3">Situação <text:s/>: *</text:span></text:p>
          </draw:text-box>
        </draw:frame>
        <draw:custom-shape draw:style-name="gr81" draw:text-style-name="P1" draw:layer="layout" svg:width="0.6cm" svg:height="0.6cm" svg:x="15.4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1" draw:text-style-name="P1" draw:layer="layout" svg:width="0.6cm" svg:height="0.6cm" svg:x="9.349cm" svg:y="15.1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2" draw:text-style-name="P4" draw:layer="layout" svg:width="4.9cm" svg:height="0.962cm" svg:x="10.2cm" svg:y="15.1cm">
          <draw:text-box>
            <text:p><text:span text:style-name="T3">Em execução</text:span></text:p>
          </draw:text-box>
        </draw:frame>
        <draw:frame draw:style-name="gr83" draw:text-style-name="P4" draw:layer="layout" svg:width="2.8cm" svg:height="0.962cm" svg:x="16.3cm" svg:y="15.073cm">
          <draw:text-box>
            <text:p><text:span text:style-name="T3">Parado</text:span></text:p>
          </draw:text-box>
        </draw:frame>
        <draw:frame draw:style-name="gr83" draw:text-style-name="P4" draw:layer="layout" svg:width="3.385cm" svg:height="0.962cm" svg:x="21cm" svg:y="15.038cm">
          <draw:text-box>
            <text:p><text:span text:style-name="T3">Finalizado</text:span></text:p>
          </draw:text-box>
        </draw:frame>
        <draw:custom-shape draw:style-name="gr81" draw:text-style-name="P1" draw:layer="layout" svg:width="0.6cm" svg:height="0.6cm" svg:x="20.2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9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UC2.5 Tela de login</text:span></text:p>
          </draw:text-box>
        </draw:frame>
        <draw:custom-shape draw:style-name="gr69" draw:text-style-name="P1" draw:layer="layout" svg:width="22.7cm" svg:height="11.6cm" svg:x="3.3cm" svg:y="4.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13.982cm" svg:height="1.1cm" svg:x="8.5cm" svg:y="7.9cm">
          <text:p/>
          <draw:enhanced-geometry svg:viewBox="0 0 21600 21600" draw:type="rectangle" draw:enhanced-path="M 0 0 L 21600 0 21600 21600 0 21600 0 0 Z N"/>
        </draw:custom-shape>
        <draw:frame draw:style-name="gr85" draw:text-style-name="P5" draw:layer="layout" svg:width="4.409cm" svg:height="0.962cm" svg:x="13.1cm" svg:y="4.538cm">
          <draw:text-box>
            <text:p text:style-name="P1"><text:span text:style-name="T3">Login</text:span></text:p>
          </draw:text-box>
        </draw:frame>
        <draw:frame draw:style-name="gr86" draw:text-style-name="P4" draw:layer="layout" svg:width="2.939cm" svg:height="1cm" svg:x="5.861cm" svg:y="8cm">
          <draw:text-box>
            <text:p><text:span text:style-name="T3">Login : </text:span></text:p>
          </draw:text-box>
        </draw:frame>
        <draw:custom-shape draw:style-name="gr87" draw:text-style-name="P1" draw:layer="layout" svg:width="13.9cm" svg:height="1.1cm" svg:x="8.5cm" svg:y="11cm">
          <text:p/>
          <draw:enhanced-geometry svg:viewBox="0 0 21600 21600" draw:type="rectangle" draw:enhanced-path="M 0 0 L 21600 0 21600 21600 0 21600 0 0 Z N"/>
        </draw:custom-shape>
        <draw:frame draw:style-name="gr88" draw:text-style-name="P4" draw:layer="layout" svg:width="2.893cm" svg:height="1.673cm" svg:x="5.607cm" svg:y="11.2cm">
          <draw:text-box>
            <text:p><text:span text:style-name="T3">Senha : </text:span></text:p>
          </draw:text-box>
        </draw:frame>
        <draw:custom-shape draw:name="Forma2" draw:style-name="gr52" draw:text-style-name="P3" draw:layer="layout" svg:width="3.1cm" svg:height="1.191cm" svg:x="21.7cm" svg:y="13.8cm">
          <text:p text:style-name="P1"><text:span text:style-name="T2">En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" draw:layer="layout" svg:width="17.3cm" svg:height="1.673cm" svg:x="8.3cm" svg:y="9.027cm">
          <draw:text-box>
            <text:p><text:span text:style-name="T5">Para fazer login como administrador, informe o nome de usuário.</text:span></text:p>
            <text:p><text:span text:style-name="T5"><text:tab/></text:span><text:span text:style-name="T5">Caso não seja o administrador do sistema, informe o CPF.</text:span></text:p>
          </draw:text-box>
        </draw:frame>
      </draw:page>
      <draw:page draw:name="page10" draw:style-name="dp1" draw:master-page-name="Padrão">
        <draw:frame draw:style-name="gr19" draw:text-style-name="P4" draw:layer="layout" svg:width="12.4cm" svg:height="1.673cm" svg:x="3cm" svg:y="1.5cm">
          <draw:text-box>
            <text:p><text:span text:style-name="T3">Tela de Busca</text:span></text:p>
          </draw:text-box>
        </draw:frame>
        <draw:custom-shape draw:style-name="gr89" draw:text-style-name="P1" draw:layer="layout" svg:width="22.565cm" svg:height="14.7cm" svg:x="2.8cm" svg:y="3.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22.661cm" svg:height="1.5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" draw:layer="layout" svg:width="12.2cm" svg:height="1.1cm" svg:x="4.3cm" svg:y="6.3cm">
          <text:p text:style-name="P1"><text:span text:style-name="T6">Buscar</text:span></text:p>
          <draw:enhanced-geometry svg:viewBox="0 0 21600 21600" draw:type="rectangle" draw:enhanced-path="M 0 0 L 21600 0 21600 21600 0 21600 0 0 Z N"/>
        </draw:custom-shape>
        <draw:frame draw:style-name="gr85" draw:text-style-name="P4" draw:layer="layout" svg:width="4.409cm" svg:height="0.962cm" svg:x="11.591cm" svg:y="3.738cm">
          <draw:text-box>
            <text:p><text:span text:style-name="T3"><text:s text:c="4"/></text:span><text:span text:style-name="T3">Buscar </text:span></text:p>
          </draw:text-box>
        </draw:frame>
        <draw:custom-shape draw:name="Forma2" draw:style-name="gr92" draw:text-style-name="P3" draw:layer="layout" svg:width="2.7cm" svg:height="1.2cm" svg:x="22.5cm" svg:y="3.5cm">
          <text:p text:style-name="P1"><text:span text:style-name="T2">Sa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5.621cm" svg:y="16.809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2.6cm" svg:y="16.809cm">
          <text:p text:style-name="P1"><text:span text:style-name="T2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" draw:layer="layout" svg:width="4.3cm" svg:height="3.4cm" svg:x="17cm" svg:y="7.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" draw:layer="layout" svg:width="4.3cm" svg:height="1.1cm" draw:transform="skewX (0.0109955742875643) translate (17.012cm 6.4cm)">
          <text:p text:style-name="P1"><text:span text:style-name="T3">Selecione <text:s text:c="7"/></text:span></text:p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366cm" svg:height="1.1cm" svg:x="19.9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" draw:layer="layout" svg:width="1.2cm" svg:height="0.8cm" svg:x="20cm" svg:y="6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97" draw:text-style-name="P3" draw:layer="layout" svg:width="4.3cm" svg:height="0.699cm" svg:x="17.001cm" svg:y="7.701cm">
          <text:p text:style-name="P1"><text:span text:style-name="T2">Funcion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98" draw:text-style-name="P3" draw:layer="layout" svg:width="4.3cm" svg:height="0.8cm" svg:x="17cm" svg:y="8.4cm">
          <text:p text:style-name="P1"><text:span text:style-name="T2">Cli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99" draw:text-style-name="P3" draw:layer="layout" svg:width="4.3cm" svg:height="0.7cm" svg:x="16.996cm" svg:y="9.27cm">
          <text:p text:style-name="P1"><text:span text:style-name="T2">Obras e Serviç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99" draw:text-style-name="P3" draw:layer="layout" svg:width="4.3cm" svg:height="0.7cm" svg:x="16.961cm" svg:y="9.992cm">
          <text:p text:style-name="P1"><text:span text:style-name="T2">M. de Constru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" draw:layer="layout" svg:width="13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" draw:layer="layout" svg:width="13.1cm" svg:height="1.1cm" svg:x="3.2cm" svg:y="9.4cm">
          <text:p text:style-name="P1"><text:span text:style-name="T6">João mariano</text:span></text:p>
          <draw:enhanced-geometry svg:viewBox="0 0 21600 21600" draw:type="rectangle" draw:enhanced-path="M 0 0 L 21600 0 21600 21600 0 21600 0 0 Z N"/>
        </draw:custom-shape>
        <draw:custom-shape draw:name="Forma2" draw:style-name="gr52" draw:text-style-name="P3" draw:layer="layout" svg:width="2.9cm" svg:height="1.2cm" svg:x="21.6cm" svg:y="16.8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8.6cm" svg:y="16.8cm">
          <text:p text:style-name="P1"><text:span text:style-name="T2">Cadas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21.7cm" svg:y="9.9cm">
          <text:p text:style-name="P1"><text:span text:style-name="T2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frame draw:style-name="gr19" draw:text-style-name="P4" draw:layer="layout" svg:width="12.4cm" svg:height="1.673cm" svg:x="3.5cm" svg:y="1.5cm">
          <draw:text-box>
            <text:p><text:span text:style-name="T3">Página Inicial - Administrador</text:span></text:p>
          </draw:text-box>
        </draw:frame>
        <draw:custom-shape draw:style-name="gr102" draw:text-style-name="P1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103" draw:layer="layout" svg:width="5.7cm" svg:height="1.195cm" svg:x="12.6cm" svg:y="2.5cm">
          <draw:text-box>
            <text:p/>
          </draw:text-box>
        </draw:frame>
        <draw:custom-shape draw:style-name="gr104" draw:text-style-name="P1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85" draw:text-style-name="P4" draw:layer="layout" svg:width="4.409cm" svg:height="0.962cm" svg:x="11cm" svg:y="4.038cm">
          <draw:text-box>
            <text:p><text:span text:style-name="T3">Administrador</text:span></text:p>
          </draw:text-box>
        </draw:frame>
        <draw:custom-shape draw:name="Forma4" draw:style-name="gr106" draw:text-style-name="P8" draw:layer="layout" svg:width="5.4cm" svg:height="1.67cm" svg:x="4.578cm" svg:y="5.955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6" draw:text-style-name="P8" draw:layer="layout" svg:width="5.4cm" svg:height="1.67cm" svg:x="4.63cm" svg:y="8.347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6" draw:text-style-name="P8" draw:layer="layout" svg:width="5.4cm" svg:height="1.67cm" svg:x="4.7cm" svg:y="10.53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6" draw:text-style-name="P8" draw:layer="layout" svg:width="5.4cm" svg:height="1.67cm" svg:x="4.7cm" svg:y="12.5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7" draw:text-style-name="P8" draw:layer="layout" svg:width="5.093cm" svg:height="2.4cm" svg:x="12.1cm" svg:y="6.5cm">
          <text:p text:style-name="P1"><text:span text:style-name="T7">Gerenciar Funcio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8" draw:text-style-name="P8" draw:layer="layout" svg:width="5.193cm" svg:height="2.5cm" svg:x="12.207cm" svg:y="12.7cm">
          <text:p text:style-name="P1"><text:span text:style-name="T7">Gerenciar O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9" draw:text-style-name="P8" draw:layer="layout" svg:width="4.9cm" svg:height="2.432cm" svg:x="19.387cm" svg:y="6.265cm">
          <text:p text:style-name="P1"><text:span text:style-name="T7">Gerenciar <text:s/>Cli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0" draw:text-style-name="P8" draw:layer="layout" svg:width="5cm" svg:height="2.432cm" svg:x="19.5cm" svg:y="12.368cm">
          <text:p text:style-name="P1"><text:span text:style-name="T7">Gerenciar Materia de</text:span></text:p>
          <text:p text:style-name="P1"><text:span text:style-name="T7">Contruço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22.9cm" svg:y="3.7cm">
          <text:p text:style-name="P1"><text:span text:style-name="T2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7" draw:text-style-name="P8" draw:layer="layout" svg:width="5.093cm" svg:height="2.4cm" svg:x="15.579cm" svg:y="9.5cm">
          <text:p text:style-name="P1"><text:span text:style-name="T7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6-10T19:35:52.458320081</dc:date>
    <meta:editing-duration>PT13H13M5S</meta:editing-duration>
    <meta:editing-cycles>46</meta:editing-cycles>
    <meta:generator>LibreOffice/4.2.8.2$Linux_X86_64 LibreOffice_project/420m0$Build-2</meta:generator>
    <meta:document-statistic meta:object-count="220"/>
  </office:meta>
</office:document-meta>
</file>